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Normální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2/2022<text:bookmark-end text:name="Text14"/></text:p>
            <text:p text:style-name="Normální">KVOP-29174/2022<text:bookmark-end text:name="Text2"/></text:p>
            <text:p text:style-name="Normální"><text:bookmark-start text:name="Text6"/>06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S. S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poskytnutí informace</text:h>
      <text:p text:style-name="Základnítext">Vážený pane S.,</text:p>
      <text:p text:style-name="Základnítext">dne 3. května 2022 byla do Kanceláře veřejného ochránce práv doručena Vaše žádost podle zákona o svobodném přístupu k informacím, kterou<text:s/><text:span text:style-name="Silné">žádáte následující informace</text:span>:</text:p>
      <text:p text:style-name="Základnítext">Zaslání vydání Sborníku stanovisek<text:s/>veřejného ochránce práv Vězeňství II.</text:p>
      <text:p text:style-name="Základnítext">K Vaší žádosti<text:s/><text:span text:style-name="Silné">poskytuji následující informace</text:span>:</text:p>
      <text:p text:style-name="Základnítext">Sborník stanovisek veřejného ochránce práv Vězeňství II z roku 2019. Pro úplnost dodávám, že aktuálnější vydání není k dispozici a ani se v současné době nepřipravuje.</text:p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h text:style-name="Nadpis1" text:outline-level="1"/>
      <text:p text:style-name="Normální"/>
      <text:p text:style-name="P18">Příloha</text:p>
      <text:p text:style-name="Normální">Sborník stanovise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IWMZ*</text:span></text:p>
        <text:p text:style-name="P12"><text:span text:style-name="T13">KVOPX00CIWMZ</text:span>KVOPX00CIWM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6-15T10:15:00Z</meta:creation-date>
    <dc:date>2022-06-15T10:16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05" meta:character-count="730" meta:row-count="5" meta:non-whitespace-character-count="626"/>
  </office:meta>
</office:document-meta>
</file>